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b24d8" officeooo:paragraph-rsid="001b24d8"/>
    </style:style>
    <style:style style:name="P2" style:family="paragraph" style:parent-style-name="Standard">
      <style:paragraph-properties fo:text-align="justify" style:justify-single-word="false"/>
      <style:text-properties officeooo:rsid="002e5c5d" officeooo:paragraph-rsid="002e5c5d"/>
    </style:style>
    <style:style style:name="P3" style:family="paragraph" style:parent-style-name="Standard">
      <style:paragraph-properties fo:text-align="justify" style:justify-single-word="false"/>
      <style:text-properties officeooo:rsid="002e5c5d" officeooo:paragraph-rsid="00700a4f"/>
    </style:style>
    <style:style style:name="P4" style:family="paragraph" style:parent-style-name="Standard">
      <style:paragraph-properties fo:text-align="justify" style:justify-single-word="false">
        <style:tab-stops>
          <style:tab-stop style:position="3.757cm"/>
        </style:tab-stops>
      </style:paragraph-properties>
      <style:text-properties officeooo:rsid="002e5c5d" officeooo:paragraph-rsid="00700a4f"/>
    </style:style>
    <style:style style:name="P5" style:family="paragraph" style:parent-style-name="Standard">
      <style:paragraph-properties fo:text-align="justify" style:justify-single-word="false"/>
      <style:text-properties officeooo:rsid="001f98d6" officeooo:paragraph-rsid="001f98d6"/>
    </style:style>
    <style:style style:name="P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23cm"/>
          <style:tab-stop style:position="2.54cm"/>
          <style:tab-stop style:position="3.757cm"/>
        </style:tab-stops>
      </style:paragraph-properties>
      <style:text-properties officeooo:paragraph-rsid="00994a6c"/>
    </style:style>
    <style:style style:name="P7" style:family="paragraph" style:parent-style-name="Standard" style:master-page-name="">
      <loext:graphic-properties draw:fill="none"/>
      <style:paragraph-properties fo:margin-left="3.9cm" fo:margin-right="0cm" fo:text-align="justify" style:justify-single-word="false" fo:text-indent="0cm" style:auto-text-indent="false" style:page-number="auto" fo:background-color="transparent">
        <style:tab-stops>
          <style:tab-stop style:position="1.323cm"/>
          <style:tab-stop style:position="2.54cm"/>
          <style:tab-stop style:position="3.757cm"/>
        </style:tab-stops>
      </style:paragraph-properties>
      <style:text-properties officeooo:paragraph-rsid="00994a6c"/>
    </style:style>
    <style:style style:name="P8" style:family="paragraph" style:parent-style-name="Standard">
      <style:paragraph-properties fo:text-align="justify" style:justify-single-word="false">
        <style:tab-stops>
          <style:tab-stop style:position="3.757cm"/>
        </style:tab-stops>
      </style:paragraph-properties>
      <style:text-properties officeooo:rsid="008d7ac5" officeooo:paragraph-rsid="008d7ac5"/>
    </style:style>
    <style:style style:name="P9" style:family="paragraph" style:parent-style-name="Standard">
      <style:paragraph-properties fo:text-align="justify" style:justify-single-word="false">
        <style:tab-stops>
          <style:tab-stop style:position="1.323cm"/>
          <style:tab-stop style:position="2.54cm"/>
          <style:tab-stop style:position="3.757cm"/>
        </style:tab-stops>
      </style:paragraph-properties>
      <style:text-properties officeooo:rsid="00994a6c" officeooo:paragraph-rsid="00994a6c"/>
    </style:style>
    <style:style style:name="P1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23cm"/>
          <style:tab-stop style:position="2.54cm"/>
          <style:tab-stop style:position="3.757cm"/>
        </style:tab-stops>
      </style:paragraph-properties>
      <style:text-properties officeooo:rsid="00994a6c" officeooo:paragraph-rsid="00994a6c"/>
    </style:style>
    <style:style style:name="P11" style:family="paragraph" style:parent-style-name="Standard" style:master-page-name="">
      <loext:graphic-properties draw:fill="none"/>
      <style:paragraph-properties fo:margin-left="3.9cm" fo:margin-right="0cm" fo:text-align="justify" style:justify-single-word="false" fo:text-indent="0cm" style:auto-text-indent="false" style:page-number="auto" fo:background-color="transparent">
        <style:tab-stops>
          <style:tab-stop style:position="0.582cm"/>
          <style:tab-stop style:position="1.323cm"/>
          <style:tab-stop style:position="2.54cm"/>
          <style:tab-stop style:position="3.757cm"/>
        </style:tab-stops>
      </style:paragraph-properties>
      <style:text-properties officeooo:rsid="00994a6c" officeooo:paragraph-rsid="00994a6c"/>
    </style:style>
    <style:style style:name="P12" style:family="paragraph" style:parent-style-name="Standard" style:master-page-name="">
      <loext:graphic-properties draw:fill="none"/>
      <style:paragraph-properties fo:margin-left="3.9cm" fo:margin-right="0cm" fo:text-align="justify" style:justify-single-word="false" fo:text-indent="0cm" style:auto-text-indent="false" style:page-number="auto" fo:background-color="transparent">
        <style:tab-stops>
          <style:tab-stop style:position="1.323cm"/>
          <style:tab-stop style:position="2.54cm"/>
          <style:tab-stop style:position="3.757cm"/>
        </style:tab-stops>
      </style:paragraph-properties>
      <style:text-properties officeooo:rsid="00b39e4f" officeooo:paragraph-rsid="00b39e4f"/>
    </style:style>
    <style:style style:name="P13" style:family="paragraph" style:parent-style-name="Standard" style:master-page-name="">
      <loext:graphic-properties draw:fill="none"/>
      <style:paragraph-properties fo:margin-left="3.9cm" fo:margin-right="0cm" fo:text-align="justify" style:justify-single-word="false" fo:text-indent="0cm" style:auto-text-indent="false" style:page-number="auto" fo:background-color="transparent">
        <style:tab-stops>
          <style:tab-stop style:position="1.323cm"/>
          <style:tab-stop style:position="2.54cm"/>
          <style:tab-stop style:position="3.757cm"/>
        </style:tab-stops>
      </style:paragraph-properties>
      <style:text-properties officeooo:rsid="00b6e347" officeooo:paragraph-rsid="00b6e347"/>
    </style:style>
    <style:style style:name="P14" style:family="paragraph" style:parent-style-name="Standard">
      <style:paragraph-properties fo:text-align="justify" style:justify-single-word="false">
        <style:tab-stops>
          <style:tab-stop style:position="1.323cm"/>
          <style:tab-stop style:position="2.54cm"/>
          <style:tab-stop style:position="3.757cm"/>
        </style:tab-stops>
      </style:paragraph-properties>
      <style:text-properties fo:language="fr" fo:country="FR" officeooo:rsid="0091f533" officeooo:paragraph-rsid="008d7ac5"/>
    </style:style>
    <style:style style:name="P15" style:family="paragraph" style:parent-style-name="Standard">
      <style:paragraph-properties fo:text-align="justify" style:justify-single-word="false">
        <style:tab-stops>
          <style:tab-stop style:position="1.323cm"/>
          <style:tab-stop style:position="2.54cm"/>
          <style:tab-stop style:position="3.757cm"/>
        </style:tab-stops>
      </style:paragraph-properties>
      <style:text-properties fo:language="fr" fo:country="FR" officeooo:rsid="009e4f71" officeooo:paragraph-rsid="00994a6c"/>
    </style:style>
    <style:style style:name="P1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23cm"/>
          <style:tab-stop style:position="2.54cm"/>
          <style:tab-stop style:position="3.757cm"/>
        </style:tab-stops>
      </style:paragraph-properties>
      <style:text-properties fo:language="fr" fo:country="FR" officeooo:rsid="00b39e4f" officeooo:paragraph-rsid="00b39e4f"/>
    </style:style>
    <style:style style:name="P1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23cm"/>
          <style:tab-stop style:position="2.54cm"/>
          <style:tab-stop style:position="3.757cm"/>
        </style:tab-stops>
      </style:paragraph-properties>
      <style:text-properties fo:language="fr" fo:country="FR" officeooo:rsid="00b853dc" officeooo:paragraph-rsid="00b6e347"/>
    </style:style>
    <style:style style:name="P18"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ab-stops>
          <style:tab-stop style:position="1.323cm"/>
          <style:tab-stop style:position="2.54cm"/>
          <style:tab-stop style:position="3.757cm"/>
        </style:tab-stops>
      </style:paragraph-properties>
      <style:text-properties officeooo:rsid="008d7ac5" officeooo:paragraph-rsid="008d7ac5"/>
    </style:style>
    <style:style style:name="P19"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ab-stops>
          <style:tab-stop style:position="1.323cm"/>
          <style:tab-stop style:position="2.54cm"/>
          <style:tab-stop style:position="3.757cm"/>
        </style:tab-stops>
      </style:paragraph-properties>
      <style:text-properties officeooo:rsid="00994a6c" officeooo:paragraph-rsid="00994a6c"/>
    </style:style>
    <style:style style:name="T1" style:family="text">
      <style:text-properties officeooo:rsid="0022089b"/>
    </style:style>
    <style:style style:name="T2" style:family="text">
      <style:text-properties officeooo:rsid="0022966f"/>
    </style:style>
    <style:style style:name="T3" style:family="text">
      <style:text-properties officeooo:rsid="003403c7"/>
    </style:style>
    <style:style style:name="T4" style:family="text">
      <style:text-properties officeooo:rsid="0036cb21"/>
    </style:style>
    <style:style style:name="T5" style:family="text">
      <style:text-properties officeooo:rsid="003e0127"/>
    </style:style>
    <style:style style:name="T6" style:family="text">
      <style:text-properties officeooo:rsid="003e0fa3"/>
    </style:style>
    <style:style style:name="T7" style:family="text">
      <style:text-properties officeooo:rsid="00420f6d"/>
    </style:style>
    <style:style style:name="T8" style:family="text">
      <style:text-properties officeooo:rsid="0046c20d"/>
    </style:style>
    <style:style style:name="T9" style:family="text">
      <style:text-properties officeooo:rsid="00489124"/>
    </style:style>
    <style:style style:name="T10" style:family="text">
      <style:text-properties officeooo:rsid="004c0e03"/>
    </style:style>
    <style:style style:name="T11" style:family="text">
      <style:text-properties officeooo:rsid="004cbc1c"/>
    </style:style>
    <style:style style:name="T12" style:family="text">
      <style:text-properties officeooo:rsid="0054f871"/>
    </style:style>
    <style:style style:name="T13" style:family="text">
      <style:text-properties officeooo:rsid="0058af5e"/>
    </style:style>
    <style:style style:name="T14" style:family="text">
      <style:text-properties officeooo:rsid="0058e674"/>
    </style:style>
    <style:style style:name="T15" style:family="text">
      <style:text-properties officeooo:rsid="005c0287"/>
    </style:style>
    <style:style style:name="T16" style:family="text">
      <style:text-properties officeooo:rsid="0063b960"/>
    </style:style>
    <style:style style:name="T17" style:family="text">
      <style:text-properties officeooo:rsid="0063d593"/>
    </style:style>
    <style:style style:name="T18" style:family="text">
      <style:text-properties fo:language="fr" fo:country="FR"/>
    </style:style>
    <style:style style:name="T19" style:family="text">
      <style:text-properties fo:language="fr" fo:country="FR" officeooo:rsid="000a33a4"/>
    </style:style>
    <style:style style:name="T20" style:family="text">
      <style:text-properties fo:language="fr" fo:country="FR" officeooo:rsid="0069efb1"/>
    </style:style>
    <style:style style:name="T21" style:family="text">
      <style:text-properties fo:language="fr" fo:country="FR" officeooo:rsid="006bcd0c"/>
    </style:style>
    <style:style style:name="T22" style:family="text">
      <style:text-properties fo:language="fr" fo:country="FR" officeooo:rsid="006d9cad"/>
    </style:style>
    <style:style style:name="T23" style:family="text">
      <style:text-properties fo:language="fr" fo:country="FR" officeooo:rsid="006e333c"/>
    </style:style>
    <style:style style:name="T24" style:family="text">
      <style:text-properties fo:language="fr" fo:country="FR" officeooo:rsid="0074f87b"/>
    </style:style>
    <style:style style:name="T25" style:family="text">
      <style:text-properties fo:language="fr" fo:country="FR" officeooo:rsid="00753046"/>
    </style:style>
    <style:style style:name="T26" style:family="text">
      <style:text-properties fo:language="fr" fo:country="FR" officeooo:rsid="0076cb56"/>
    </style:style>
    <style:style style:name="T27" style:family="text">
      <style:text-properties fo:language="fr" fo:country="FR" officeooo:rsid="00784531"/>
    </style:style>
    <style:style style:name="T28" style:family="text">
      <style:text-properties fo:language="fr" fo:country="FR" officeooo:rsid="007ca14d"/>
    </style:style>
    <style:style style:name="T29" style:family="text">
      <style:text-properties fo:language="fr" fo:country="FR" officeooo:rsid="0087218c"/>
    </style:style>
    <style:style style:name="T30" style:family="text">
      <style:text-properties fo:language="fr" fo:country="FR" officeooo:rsid="00878a46"/>
    </style:style>
    <style:style style:name="T31" style:family="text">
      <style:text-properties fo:language="fr" fo:country="FR" officeooo:rsid="008eb12e"/>
    </style:style>
    <style:style style:name="T32" style:family="text">
      <style:text-properties fo:language="fr" fo:country="FR" officeooo:rsid="008f304c"/>
    </style:style>
    <style:style style:name="T33" style:family="text">
      <style:text-properties fo:language="fr" fo:country="FR" officeooo:rsid="00911493"/>
    </style:style>
    <style:style style:name="T34" style:family="text">
      <style:text-properties fo:language="fr" fo:country="FR" officeooo:rsid="0091f533"/>
    </style:style>
    <style:style style:name="T35" style:family="text">
      <style:text-properties fo:language="fr" fo:country="FR" officeooo:rsid="00955702"/>
    </style:style>
    <style:style style:name="T36" style:family="text">
      <style:text-properties fo:language="fr" fo:country="FR" officeooo:rsid="009b5f11"/>
    </style:style>
    <style:style style:name="T37" style:family="text">
      <style:text-properties fo:language="fr" fo:country="FR" officeooo:rsid="009d4cd0"/>
    </style:style>
    <style:style style:name="T38" style:family="text">
      <style:text-properties fo:language="fr" fo:country="FR" officeooo:rsid="009e4f71"/>
    </style:style>
    <style:style style:name="T39" style:family="text">
      <style:text-properties fo:language="fr" fo:country="FR" officeooo:rsid="009f4b98"/>
    </style:style>
    <style:style style:name="T40" style:family="text">
      <style:text-properties fo:language="fr" fo:country="FR" officeooo:rsid="00a30c62"/>
    </style:style>
    <style:style style:name="T41" style:family="text">
      <style:text-properties fo:language="fr" fo:country="FR" officeooo:rsid="00a470b8"/>
    </style:style>
    <style:style style:name="T42" style:family="text">
      <style:text-properties fo:language="fr" fo:country="FR" officeooo:rsid="00a4e0dc"/>
    </style:style>
    <style:style style:name="T43" style:family="text">
      <style:text-properties fo:language="fr" fo:country="FR" officeooo:rsid="00a67549"/>
    </style:style>
    <style:style style:name="T44" style:family="text">
      <style:text-properties fo:language="fr" fo:country="FR" officeooo:rsid="00ab7210"/>
    </style:style>
    <style:style style:name="T45" style:family="text">
      <style:text-properties fo:language="fr" fo:country="FR" officeooo:rsid="00ab81c0"/>
    </style:style>
    <style:style style:name="T46" style:family="text">
      <style:text-properties fo:language="fr" fo:country="FR" officeooo:rsid="00acd265"/>
    </style:style>
    <style:style style:name="T47" style:family="text">
      <style:text-properties fo:language="fr" fo:country="FR" officeooo:rsid="00ae2e9b"/>
    </style:style>
    <style:style style:name="T48" style:family="text">
      <style:text-properties fo:language="fr" fo:country="FR" officeooo:rsid="00b2f47f"/>
    </style:style>
    <style:style style:name="T49" style:family="text">
      <style:text-properties fo:language="fr" fo:country="FR" officeooo:rsid="00b40337"/>
    </style:style>
    <style:style style:name="T50" style:family="text">
      <style:text-properties fo:language="fr" fo:country="FR" officeooo:rsid="00b853dc"/>
    </style:style>
    <style:style style:name="T51" style:family="text">
      <style:text-properties fo:language="fr" fo:country="FR" officeooo:rsid="00bcc912"/>
    </style:style>
    <style:style style:name="T52" style:family="text">
      <style:text-properties fo:language="fr" fo:country="FR" officeooo:rsid="00bd1f96"/>
    </style:style>
    <style:style style:name="T53" style:family="text">
      <style:text-properties fo:language="fr" fo:country="FR" officeooo:rsid="00c0b9e1"/>
    </style:style>
    <style:style style:name="T54" style:family="text">
      <style:text-properties fo:language="fr" fo:country="FR" officeooo:rsid="00c1a141"/>
    </style:style>
    <style:style style:name="T55" style:family="text">
      <style:text-properties fo:language="fr" fo:country="FR" officeooo:rsid="00c23698"/>
    </style:style>
    <style:style style:name="T56" style:family="text">
      <style:text-properties officeooo:rsid="006812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rchitecture de John Von Neumann</text:p>
      <text:p text:style-name="P5">Introduction:</text:p>
      <text:p text:style-name="P5"><text:tab/>Dans les années 1900, John Von Neumann proposent un modèle pour les ordinateurs qui pourrait avoir plus d’avantag<text:span text:style-name="T1">e. </text:span><text:span text:style-name="T2">Son architecture sera plus tard utiliser et modifié par de nombreux système informatique dont nos ordinateurs d’aujourd’hui.</text:span></text:p>
      <text:p text:style-name="P5"/>
      <text:p text:style-name="P2">C’est quoi un modèle d’ordinateur?:</text:p>
      <text:p text:style-name="P2"><text:tab/>C’est une façon d’assembler différent composant d’un ordinateur pour augmenter ou diminuer les performance. <text:span text:style-name="T3">Généralement, ils servent pour uniquement augmenter la puissance d’un ordinateur et aussi la rendre moins compliqué a utiliser. Car avant ce modèle, pour programmer un ordinateur, on devait changer l’entièreté des connections du processeur pour pouvoir faire une certaine t</text:span><text:span text:style-name="T4">â</text:span><text:span text:style-name="T3">che.</text:span></text:p>
      <text:p text:style-name="P2"><text:tab/><text:span text:style-name="T6">L’architecture dont nous traiterions ici est </text:span><text:span text:style-name="T5">composées de </text:span><text:span text:style-name="T6">4 partis distinct.</text:span></text:p>
      <text:p text:style-name="P2"><text:tab/><text:tab/><text:span text:style-name="T7">L’UAL:</text:span></text:p>
      <text:p text:style-name="P2"><text:tab/><text:tab/><text:tab/><text:span text:style-name="T7">Elle s’appelle l’unité arithmétique et logique d’où sont pseudonyme UAL.</text:span></text:p>
      <text:p text:style-name="P2"><text:tab/><text:tab/><text:tab/><text:span text:style-name="T7">Le rôle de cette unité sert uniquement à résoudre des opérations logique et <text:tab/><text:tab/><text:tab/>mathématique pour les renvoyer vers </text:span><text:span text:style-name="T8">une autre unité. </text:span><text:span text:style-name="T9">Les performances d’un <text:tab/><text:tab/><text:tab/>ordinateur sont fortement lié à cette unité. </text:span><text:span text:style-name="T10">Donc plus cette unité faits les <text:tab/><text:tab/><text:tab/><text:tab/>équations rapidement, plus l’ordinateur en questions devient puissante. </text:span><text:span text:style-name="T11">Mais <text:tab/><text:tab/><text:tab/>elle n’est pas le seuls facteurs qui affecte les performance. Au contraire on va <text:tab/><text:tab/><text:tab/>voir après les autre composants qui sont liés a elle et qui peuvent tout autant <text:tab/><text:tab/><text:tab/>affecter grandement les performances d’un ordinateur.</text:span></text:p>
      <text:p text:style-name="P2"><text:tab/><text:tab/><text:span text:style-name="T12">L’unité de contrôle:</text:span></text:p>
      <text:p text:style-name="P2"><text:tab/><text:tab/><text:tab/><text:span text:style-name="T12">Cette unité est très importante dans un ordinateur car sans elle rien ne pourras <text:tab/><text:tab/><text:tab/>fonctionner. En effets cette unité sert a contrôler le flux des données qui vient <text:tab/><text:tab/><text:tab/>et qui sort et décide où ces dernière doivent aller. </text:span><text:span text:style-name="T13">Son rôle principale est de <text:tab/><text:tab/><text:tab/>envoyer savoir si les données quels reçoit doivent aller dans l’UAL </text:span><text:span text:style-name="T14">pour être <text:tab/><text:tab/><text:tab/>calculer ou bien </text:span><text:span text:style-name="T16">les </text:span><text:span text:style-name="T14">envoyer directement dans les centre</text:span><text:span text:style-name="T17">s</text:span><text:span text:style-name="T14"> de stockage de <text:tab/><text:tab/><text:tab/><text:tab/>l’ordinateu</text:span><text:span text:style-name="T15">r.</text:span></text:p>
      <text:p text:style-name="P3"><text:tab/><text:tab/> <text:span text:style-name="T56">L</text:span><text:span text:style-name="T19">es diapositives d’entrée et de sortie:</text:span></text:p>
      <text:p text:style-name="P3"><text:span text:style-name="T19"><text:tab/><text:tab/><text:tab/></text:span><text:span text:style-name="T20">Elles sont une choses les plus importante de l’ordinateur car sans elle on peut <text:tab/><text:tab/><text:tab/>tous simplement pas les utiliser. Elles serrent a communiquer avec le monde <text:tab/><text:tab/><text:tab/>extérieur. Généralement, elles se présentent sous la forme de clavier, </text:span><text:span text:style-name="T21">d’écran <text:tab/><text:tab/><text:tab/>et de souris pour la plupart de nous, mais aussi sous forme de caméra, moteur, <text:tab/><text:tab/><text:tab/></text:span><text:span text:style-name="T22">capteu</text:span><text:span text:style-name="T23">r</text:span><text:span text:style-name="T21">, microphone ou tout simplement, tous ce que le monde physique <text:tab/><text:tab/><text:tab/><text:tab/>puissent interagir avec et qui envoie des donnés </text:span><text:span text:style-name="T22">à l’</text:span><text:span text:style-name="T21">ordinateur.</text:span></text:p>
      <text:p text:style-name="P3"><text:span text:style-name="T21"><text:tab/><text:tab/></text:span><text:span text:style-name="T24">La mémoire:</text:span></text:p>
      <text:p text:style-name="P4"><text:span text:style-name="T24"><text:tab/>Cette partie de l’architecture serrent à stocker les valeurs des variables mais <text:tab/>pas seulement ceci. Elle serrent aussi a stocker des fonctions de programmes <text:tab/>entiers écrit en binaire </text:span><text:span text:style-name="T25">pour que l’</text:span><text:span text:style-name="T26">ordinateur puissent l’exécuter le plus vite <text:tab/>possible. </text:span><text:span text:style-name="T27">Elle peut être utile pour stocker des grands programmes a long <text:tab/>terme ou bien a stocker des bouts de fonction avec des variable locale a court <text:tab/>terme. Ce dernier sert notamment au nombreux boucles qu’un programme <text:tab/>informatique pourrait avoi</text:span><text:span text:style-name="T28">r. </text:span><text:span text:style-name="T29">Mais un truc important a savoir a propos de la <text:tab/>mémoire, c’est que de nos jours elle est divisé en plusieurs autres parfois plus <text:tab/>petit ou même plus grande. Car avant, stocker tout sur une seuls mémoire <text:tab/>pouvait vite devenir encombrant pour le processeur car un effet <text:tab/>d’étranglement surviens dans le processus. </text:span><text:span text:style-name="T30">On va parler aussi de ce cas âpres <text:tab/>dans l’article.</text:span></text:p>
      <text:p text:style-name="P8"><text:span text:style-name="T30">P</text:span><text:span text:style-name="T18">as</text:span><text:span text:style-name="T55">s</text:span><text:span text:style-name="T18">ons a un autre élément essentielle de l’ordinateur: Les bus </text:span><text:span text:style-name="T31">de connections.</text:span></text:p>
      <text:p text:style-name="P18"><text:span text:style-name="T32">Les bus de connections sont simple, elles permettent de faire communiquer les unités entre eux en agissant comme une sorte de «autoroute» aux variables. </text:span><text:span text:style-name="T33">Bien quels semble banale </text:span><text:soft-page-break/><text:span text:style-name="T33">comparer au autre unités, mais même si peut paraître bizarre, elles affectent grandement </text:span><text:span text:style-name="T34">la performance d</text:span><text:span text:style-name="T33">es ordinateurs. </text:span><text:span text:style-name="T34">Pourquoi? Car de nos jours, les circuit reliant les composant doivent porter d’énorme quantité de donné allant jusqu’au </text:span><text:span text:style-name="T54">g</text:span><text:span text:style-name="T34">iga octet au lieu de quelque byte comme avant longtemps. Et ces quantités sont montreuse pour ces bus de connections. Ce qui fait que si on vaut construire un ordinateur, on ne doit pas seulement se soucier de la performance des unité mais aussi </text:span><text:span text:style-name="T35">de</text:span><text:span text:style-name="T34"> la carte mère qui gère les connections pour éviter le plus possible l’effet d’étranglement.</text:span></text:p>
      <text:p text:style-name="P14"/>
      <text:p text:style-name="P9"><text:span text:style-name="T34">M</text:span><text:span text:style-name="T18">ais que c’est l’effet d’étranglement?</text:span></text:p>
      <text:p text:style-name="P19"><text:span text:style-name="T18">Cette effet est du au temps d’attente du processeur pour recevoir les informations de la variable nécessaire. Aussi, Neumann n’avait pas prévu cette effet dans son modèle car les ordinateurs de son époques </text:span><text:span text:style-name="T54">é</text:span><text:span text:style-name="T18">tai</text:span><text:span text:style-name="T54">en</text:span><text:span text:style-name="T18">t beaucoup moins puissante et ils avaient les moyens de l’éviter. Hors, de nos jours, la technologie a constamment évoluer et donc on a dépasser la barre du giga hertz de calcul du processeur. </text:span><text:span text:style-name="T41">Ce qui fait que certains unité tels que le stockage sont moins puissante et on besoin de plus de temps pour donner au processeur les informations nécessaire et donc cela diminue les performances car le processeur est obligé d’attendre que les donnée arrivent pour pouvoir les calculer. Ce phénomène on appelle l’effet d’étranglement. </text:span><text:span text:style-name="T18">Et a cause de cela, Plusieurs options on vu le jours. </text:span><text:span text:style-name="T36">Premièrement, une répartition du stockage. Car oui, même si le modèle de John von Neumann est très pratique, sur le long terme elle devenait de moins en moins </text:span><text:span text:style-name="T37">pratique</text:span><text:span text:style-name="T36">. </text:span><text:span text:style-name="T38">Donc une répartition et plusieurs façon de stocker les donnés on vu le jour. Donc voici les différentier stockage actuellement existant:</text:span></text:p>
      <text:p text:style-name="P15"><text:tab/><text:tab/>La mémoire de masse:</text:p>
      <text:p text:style-name="P11"><text:span text:style-name="T39">C’est le plus connu car elle est beaucoup utilisé sur tout les domaines. Cette mémoire est une mémoire peu coûteuse et qui offrent une grande quantité de place pour les variables et les programmes. </text:span><text:span text:style-name="T40">Cette mémoire serrent principalement à stocker sur le long terme des donné et son avantage est que si il est débrancher du courant, son contenu reste stocker et ne part pas. Et on peu le relire par la suite en le rebranchant au courant. Mais il a aussi des inconvénient. </text:span><text:span text:style-name="T41">Le problème principale est sa lenteur. Elle sont extrêmement moins puissante a un processeur et on besoin du temps pour les lires aussi. Mais ces dernier </text:span><text:span text:style-name="T53">évolue</text:span><text:span text:style-name="T41"> aussi. Car on a passé a des carte perforer aux </text:span><text:span text:style-name="T42">stockage NVME qui sont extrêmement rapide comparer a ses concurrent comme le ssd ou le hdd</text:span><text:span text:style-name="T43">.</text:span></text:p>
      <text:p text:style-name="P10"><text:span text:style-name="T43"><text:tab/><text:tab/></text:span><text:span text:style-name="T44">La mémoire volatile ou mémoire vif:</text:span></text:p>
      <text:p text:style-name="P7"><text:span text:style-name="T44">Cette mémoire est plus connu sous le nom de RAM ou random access memory de son nom originale en anglais. </text:span><text:span text:style-name="T45">C’est une mémoire très rapide comparer la mémoire de masse mais son coûts de fabrication est coûteux</text:span><text:span text:style-name="T45"> donc elle ne pourras pas stocker beaucoup de chose. </text:span><text:span text:style-name="T46">De nos jour, c’est à l’ordre de quelque giga octet jusqu’</text:span><text:span text:style-name="T52">à</text:span><text:span text:style-name="T46"> potentiellement plusieurs centaine si on veut les vrai limites. Mais elles restent très coûteuse. Contrairement au mémoire </text:span><text:span text:style-name="T47">de masse, quand on les débranchent du courants, elles perdent toute leurs valeur et impossible de les récupérer.</text:span></text:p>
      <text:p text:style-name="P6"><text:span text:style-name="T47"><text:tab/><text:tab/></text:span><text:span text:style-name="T48">La mémoire cache:</text:span></text:p>
      <text:p text:style-name="P12"><text:span text:style-name="T48">C</text:span><text:span text:style-name="T18">ette mémoire la contrairement </text:span><text:span text:style-name="T51">à</text:span><text:span text:style-name="T18"> la RAM, est beaucoup plus petite et en plus de ceci, elle est très chers a produire. Mais l’avantage principale de cette mémoire est quels est d’une rapidité phénoménale. Grace a cette vitesse, le processeur peut accéder directement des donnés importante mais aussi, cette dernière </text:span><text:span text:style-name="T49">plus</text:span><text:span text:style-name="T18"> situé sur la carte mère mais au contraire elle est directement intégrés a nos processeurs.</text:span></text:p>
      <text:p text:style-name="P16"><text:tab/><text:tab/>Le registre de processeur:</text:p>
      <text:p text:style-name="P13"><text:soft-page-break/><text:span text:style-name="T18">cette mémoire la, est aussi intégrés aux processeur comme la mémoire cache mais sa vitesse et son coûts de fabrication sont beaucoup plus élevé que la cache. Tout de même, la quantité de ce cache est extrêmement limité de l’ordre de quelque dizaine d’octet jusqu’</text:span><text:span text:style-name="T51">à</text:span><text:span text:style-name="T18"> 64 octet. Heureusement aussi, le processeur contient plusieurs pour augmenter les performance</text:span><text:span text:style-name="T50">s.</text:span></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C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1T17:26:10.096000000</meta:creation-date>
    <dc:date>2022-02-18T07:11:47.822000000</dc:date>
    <meta:editing-duration>PT8H48S</meta:editing-duration>
    <meta:editing-cycles>131</meta:editing-cycles>
    <meta:generator>LibreOffice/7.2.1.2$Windows_X86_64 LibreOffice_project/87b77fad49947c1441b67c559c339af8f3517e22</meta:generator>
    <meta:document-statistic meta:table-count="0" meta:image-count="0" meta:object-count="0" meta:page-count="3" meta:paragraph-count="27" meta:word-count="1183" meta:character-count="7409" meta:non-whitespace-character-count="6158"/>
  </office:meta>
</office:document-meta>
</file>